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4e9" officeooo:paragraph-rsid="000df4e9"/>
    </style:style>
    <style:style style:name="P2" style:family="paragraph" style:parent-style-name="Standard">
      <style:text-properties style:font-name="Arial" officeooo:rsid="000df4e9" officeooo:paragraph-rsid="000df4e9"/>
    </style:style>
    <style:style style:name="P3" style:family="paragraph" style:parent-style-name="Standard">
      <style:text-properties style:font-name="Arial" fo:font-weight="bold" officeooo:rsid="000ec4d2" officeooo:paragraph-rsid="000ec4d2" style:font-weight-asian="bold" style:font-weight-complex="bold"/>
    </style:style>
    <style:style style:name="P4" style:family="paragraph" style:parent-style-name="Standard">
      <style:text-properties fo:font-weight="bold" officeooo:rsid="000df4e9" officeooo:paragraph-rsid="000df4e9" style:font-weight-asian="bold" style:font-weight-complex="bold"/>
    </style:style>
    <style:style style:name="P5" style:family="paragraph" style:parent-style-name="Standard">
      <style:text-properties fo:font-weight="bold" officeooo:rsid="000ec4d2" officeooo:paragraph-rsid="000ec4d2" style:font-weight-asian="bold" style:font-weight-complex="bold"/>
    </style:style>
    <style:style style:name="T1" style:family="text">
      <style:text-properties officeooo:rsid="000e70b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дача 1.</text:p>
      <text:p text:style-name="P5"><text:tab/><text:span text:style-name="T2">Данная задача отлично решается с помощью reduce.</text:span></text:p>
      <text:p text:style-name="P5"><text:span text:style-name="T2"><text:tab/>Сначала перевернем строку. Потом будем добавлять | к каждому третьему символу. Удалим лишний символ, если требуется.</text:span></text:p>
      <text:p text:style-name="P5"><text:span text:style-name="T2"><text:tab/></text:span></text:p>
      <text:p text:style-name="P3"><text:span text:style-name="T2">from functools import reduce</text:span></text:p>
      <text:p text:style-name="P3"><text:span text:style-name="T2">s = input()[::-1]</text:span></text:p>
      <text:p text:style-name="P3"><text:span text:style-name="T2">ans = reduce(lambda a, x: a+x[1]+"|" if x[0] % 3 == 2 else a + x[1], enumerate(s), "")[::-1]</text:span></text:p>
      <text:p text:style-name="P3"><text:span text:style-name="T2">if len(s) % 3 == 0:</text:span></text:p>
      <text:p text:style-name="P3"><text:span text:style-name="T2"><text:s text:c="8"/>print(ans[1:])</text:span></text:p>
      <text:p text:style-name="P3"><text:span text:style-name="T2">else:</text:span></text:p>
      <text:p text:style-name="P3"><text:span text:style-name="T2"><text:s text:c="8"/>print(ans)</text:span></text:p>
      <text:p text:style-name="P4"/>
      <text:p text:style-name="P4">Задача 2.</text:p>
      <text:p text:style-name="P1"><text:tab/>Для хранения таких больших чисел рационально использовать строковый тип. </text:p>
      <text:p text:style-name="P1">Заметим, что если строка — палиндром, то вторая половина симметрична первой. Таким образом, разделим строку пополам и сделаем правую симметричной левой. Далее смотрим на получившуюся строку и на исходную. Если новое число больше, чем старое, значит оно является ответом. В противном случае, необходимо прибавить к левой части 1 и сделать правую половину опять симметричной левой. </text:p>
      <text:p text:style-name="P1"><text:tab/>Также, если на вход подана только одна 9, то необходимо вывести 11. Это единственный, не охватываемый данным алгоритмом.</text:p>
      <text:p text:style-name="P1"/>
      <text:p text:style-name="P2">S = str(input()) </text:p>
      <text:p text:style-name="P2">if S == '9': </text:p>
      <text:p text:style-name="P2"><text:tab/>print(11 - int(S)) </text:p>
      <text:p text:style-name="P2">else:</text:p>
      <text:p text:style-name="P2"><text:tab/>n = len(S) </text:p>
      <text:p text:style-name="P2"><text:tab/>S1 = S[:-(n // 2)] + S[:n // 2][::-1] </text:p>
      <text:p text:style-name="P2"><text:tab/>if S1 &gt; S: </text:p>
      <text:p text:style-name="P2"><text:tab/><text:tab/>print(int(S1)-int(S))</text:p>
      <text:p text:style-name="P2"><text:tab/>else:</text:p>
      <text:p text:style-name="P2"><text:tab/><text:tab/>n1 = (n + 1) // 2 </text:p>
      <text:p text:style-name="P2"><text:tab/><text:tab/>n2 = n - n1 </text:p>
      <text:p text:style-name="P2"><text:tab/><text:tab/>N = str(int(S[:n1]) + 1) </text:p>
      <text:p text:style-name="P2"><text:tab/><text:tab/>S2 = N + N[:n2][::-1] </text:p>
      <text:p text:style-name="P2"><text:tab/><text:tab/>print(<text:span text:style-name="T1">int(</text:span>S2<text:span text:style-name="T1">)-int(S)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1:25:27.635384123</meta:creation-date>
    <dc:date>2016-09-24T22:11:18.788727439</dc:date>
    <meta:editing-duration>PT23M4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94" meta:character-count="1216" meta:non-whitespace-character-count="999"/>
  </office:meta>
</office:document-meta>
</file>